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92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16.97mm"/>
    </style:style>
    <style:style style:name="co5" style:family="table-column">
      <style:table-column-properties fo:break-before="auto" style:column-width="23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76.59mm" svg:height="124.91mm" svg:x="2.66mm" svg:y="117.6mm">
            <loext:p draw:notify-on-update-of-ranges="Sheet1.A2:Sheet1.A2 Sheet1.A3:Sheet1.A12 Sheet1.B2:Sheet1.B2 Sheet1.B3:Sheet1.B12 Sheet1.A2:Sheet1.A2 Sheet1.A3:Sheet1.A12 Sheet1.C2:Sheet1.C2 Sheet1.C3:Sheet1.C12 Sheet1.A2:Sheet1.A2 Sheet1.A3:Sheet1.A12 Sheet1.D2:Sheet1.D2 Sheet1.D3:Sheet1.D12 Sheet1.A2:Sheet1.A2 Sheet1.A3:Sheet1.A12 Sheet1.E2:Sheet1.E2 Sheet1.E3:Sheet1.E12 Sheet1.A2:Sheet1.A2 Sheet1.A3:Sheet1.A12 Sheet1.F2:Sheet1.F2 Sheet1.F3:Sheet1.F12 Sheet1.A2:Sheet1.A2 Sheet1.A3:Sheet1.A12 Sheet1.G2:Sheet1.G2 Sheet1.G3:Sheet1.G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5.39mm" svg:height="125.1mm" svg:x="180.07mm" svg:y="118.74mm">
            <loext:p draw:notify-on-update-of-ranges="Sheet1.A15:Sheet1.A15 Sheet1.A16:Sheet1.A25 Sheet1.B15:Sheet1.B15 Sheet1.B16:Sheet1.B25 Sheet1.A15:Sheet1.A15 Sheet1.A16:Sheet1.A25 Sheet1.C15:Sheet1.C15 Sheet1.C16:Sheet1.C25 Sheet1.A15:Sheet1.A15 Sheet1.A16:Sheet1.A25 Sheet1.D15:Sheet1.D15 Sheet1.D16:Sheet1.D25 Sheet1.A15:Sheet1.A15 Sheet1.A16:Sheet1.A25 Sheet1.E15:Sheet1.E15 Sheet1.E16:Sheet1.E25 Sheet1.A15:Sheet1.A15 Sheet1.A16:Sheet1.A25 Sheet1.F15:Sheet1.F15 Sheet1.F16:Sheet1.F25 Sheet1.A15:Sheet1.A15 Sheet1.A16:Sheet1.A25 Sheet1.G15:Sheet1.G15 Sheet1.G16:Sheet1.G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100x100 pixels, pixel sampling 100, with noise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Mag 10</text:p>
          </table:table-cell>
          <table:table-cell office:value-type="string" calcext:value-type="string">
            <text:p>Mag 11</text:p>
          </table:table-cell>
          <table:table-cell office:value-type="string" calcext:value-type="string">
            <text:p>Mag 12</text:p>
          </table:table-cell>
          <table:table-cell office:value-type="string" calcext:value-type="string">
            <text:p>Mag 13</text:p>
          </table:table-cell>
          <table:table-cell office:value-type="string" calcext:value-type="string">
            <text:p>Mag 14</text:p>
          </table:table-cell>
          <table:table-cell office:value-type="string" calcext:value-type="string">
            <text:p>Mag 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'With noise'.$B6]" office:value-type="float" office:value="0.392705" calcext:value-type="float">
            <text:p>0.392705</text:p>
          </table:table-cell>
          <table:table-cell table:formula="of:=['With noise'.$B18]" office:value-type="float" office:value="0.394959" calcext:value-type="float">
            <text:p>0.394959</text:p>
          </table:table-cell>
          <table:table-cell table:formula="of:=['With noise'.$B30]" office:value-type="float" office:value="0.414555" calcext:value-type="float">
            <text:p>0.414555</text:p>
          </table:table-cell>
          <table:table-cell table:formula="of:=['With noise'.$B42]" office:value-type="float" office:value="0.5099" calcext:value-type="float">
            <text:p>0.5099</text:p>
          </table:table-cell>
          <table:table-cell table:formula="of:=['With noise'.$B54]" office:value-type="float" office:value="0.84564" calcext:value-type="float">
            <text:p>0.84564</text:p>
          </table:table-cell>
          <table:table-cell table:formula="of:=['With noise'.$B66]" office:value-type="float" office:value="1.95657" calcext:value-type="float">
            <text:p>1.956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'With noise'.$B7]" office:value-type="float" office:value="0.201576" calcext:value-type="float">
            <text:p>0.201576</text:p>
          </table:table-cell>
          <table:table-cell table:formula="of:=['With noise'.$B19]" office:value-type="float" office:value="0.206352" calcext:value-type="float">
            <text:p>0.206352</text:p>
          </table:table-cell>
          <table:table-cell table:formula="of:=['With noise'.$B31]" office:value-type="float" office:value="0.241915" calcext:value-type="float">
            <text:p>0.241915</text:p>
          </table:table-cell>
          <table:table-cell table:formula="of:=['With noise'.$B43]" office:value-type="float" office:value="0.365537" calcext:value-type="float">
            <text:p>0.365537</text:p>
          </table:table-cell>
          <table:table-cell table:formula="of:=['With noise'.$B55]" office:value-type="float" office:value="0.858284" calcext:value-type="float">
            <text:p>0.858284</text:p>
          </table:table-cell>
          <table:table-cell table:formula="of:=['With noise'.$B67]" office:value-type="float" office:value="2.24968" calcext:value-type="float">
            <text:p>2.249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'With noise'.$B8]" office:value-type="float" office:value="0.0752153" calcext:value-type="float">
            <text:p>0.0752153</text:p>
          </table:table-cell>
          <table:table-cell table:formula="of:=['With noise'.$B20]" office:value-type="float" office:value="0.090782" calcext:value-type="float">
            <text:p>0.090782</text:p>
          </table:table-cell>
          <table:table-cell table:formula="of:=['With noise'.$B32]" office:value-type="float" office:value="0.149511" calcext:value-type="float">
            <text:p>0.149511</text:p>
          </table:table-cell>
          <table:table-cell table:formula="of:=['With noise'.$B44]" office:value-type="float" office:value="0.323397" calcext:value-type="float">
            <text:p>0.323397</text:p>
          </table:table-cell>
          <table:table-cell table:formula="of:=['With noise'.$B56]" office:value-type="float" office:value="0.845938" calcext:value-type="float">
            <text:p>0.845938</text:p>
          </table:table-cell>
          <table:table-cell table:formula="of:=['With noise'.$B68]" office:value-type="float" office:value="2.6798" calcext:value-type="float">
            <text:p>2.67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'With noise'.$B9]" office:value-type="float" office:value="0.0266436" calcext:value-type="float">
            <text:p>0.0266436</text:p>
          </table:table-cell>
          <table:table-cell table:formula="of:=['With noise'.$B21]" office:value-type="float" office:value="0.0546746" calcext:value-type="float">
            <text:p>0.0546746</text:p>
          </table:table-cell>
          <table:table-cell table:formula="of:=['With noise'.$B33]" office:value-type="float" office:value="0.134569" calcext:value-type="float">
            <text:p>0.134569</text:p>
          </table:table-cell>
          <table:table-cell table:formula="of:=['With noise'.$B45]" office:value-type="float" office:value="0.335259" calcext:value-type="float">
            <text:p>0.335259</text:p>
          </table:table-cell>
          <table:table-cell table:formula="of:=['With noise'.$B57]" office:value-type="float" office:value="0.974319" calcext:value-type="float">
            <text:p>0.974319</text:p>
          </table:table-cell>
          <table:table-cell table:formula="of:=['With noise'.$B69]" office:value-type="float" office:value="3.22058" calcext:value-type="float">
            <text:p>3.220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'With noise'.$B10]" office:value-type="float" office:value="0.0207463" calcext:value-type="float">
            <text:p>0.0207463</text:p>
          </table:table-cell>
          <table:table-cell table:formula="of:=['With noise'.$B22]" office:value-type="float" office:value="0.0496642" calcext:value-type="float">
            <text:p>0.0496642</text:p>
          </table:table-cell>
          <table:table-cell table:formula="of:=['With noise'.$B34]" office:value-type="float" office:value="0.1309" calcext:value-type="float">
            <text:p>0.1309</text:p>
          </table:table-cell>
          <table:table-cell table:formula="of:=['With noise'.$B46]" office:value-type="float" office:value="0.366672" calcext:value-type="float">
            <text:p>0.366672</text:p>
          </table:table-cell>
          <table:table-cell table:formula="of:=['With noise'.$B58]" office:value-type="float" office:value="1.12476" calcext:value-type="float">
            <text:p>1.12476</text:p>
          </table:table-cell>
          <table:table-cell table:formula="of:=['With noise'.$B70]" office:value-type="float" office:value="4.48679" calcext:value-type="float">
            <text:p>4.486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'With noise'.$B11]" office:value-type="float" office:value="0.0201889" calcext:value-type="float">
            <text:p>0.0201889</text:p>
          </table:table-cell>
          <table:table-cell table:formula="of:=['With noise'.$B23]" office:value-type="float" office:value="0.0498654" calcext:value-type="float">
            <text:p>0.0498654</text:p>
          </table:table-cell>
          <table:table-cell table:formula="of:=['With noise'.$B35]" office:value-type="float" office:value="0.136459" calcext:value-type="float">
            <text:p>0.136459</text:p>
          </table:table-cell>
          <table:table-cell table:formula="of:=['With noise'.$B47]" office:value-type="float" office:value="0.387533" calcext:value-type="float">
            <text:p>0.387533</text:p>
          </table:table-cell>
          <table:table-cell table:formula="of:=['With noise'.$B59]" office:value-type="float" office:value="1.21953" calcext:value-type="float">
            <text:p>1.21953</text:p>
          </table:table-cell>
          <table:table-cell table:formula="of:=['With noise'.$B71]" office:value-type="float" office:value="6.2379" calcext:value-type="float">
            <text:p>6.23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'With noise'.$B12]" office:value-type="float" office:value="0.0200869" calcext:value-type="float">
            <text:p>0.0200869</text:p>
          </table:table-cell>
          <table:table-cell table:formula="of:=['With noise'.$B24]" office:value-type="float" office:value="0.0490431" calcext:value-type="float">
            <text:p>0.0490431</text:p>
          </table:table-cell>
          <table:table-cell table:formula="of:=['With noise'.$B36]" office:value-type="float" office:value="0.128981" calcext:value-type="float">
            <text:p>0.128981</text:p>
          </table:table-cell>
          <table:table-cell table:formula="of:=['With noise'.$B48]" office:value-type="float" office:value="0.417739" calcext:value-type="float">
            <text:p>0.417739</text:p>
          </table:table-cell>
          <table:table-cell table:formula="of:=['With noise'.$B60]" office:value-type="float" office:value="1.57693" calcext:value-type="float">
            <text:p>1.57693</text:p>
          </table:table-cell>
          <table:table-cell table:formula="of:=['With noise'.$B72]" office:value-type="float" office:value="17.5462" calcext:value-type="float">
            <text:p>17.54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'With noise'.$B13]" office:value-type="float" office:value="0.0192781" calcext:value-type="float">
            <text:p>0.0192781</text:p>
          </table:table-cell>
          <table:table-cell table:formula="of:=['With noise'.$B25]" office:value-type="float" office:value="0.0514336" calcext:value-type="float">
            <text:p>0.0514336</text:p>
          </table:table-cell>
          <table:table-cell table:formula="of:=['With noise'.$B37]" office:value-type="float" office:value="0.14756" calcext:value-type="float">
            <text:p>0.14756</text:p>
          </table:table-cell>
          <table:table-cell table:formula="of:=['With noise'.$B49]" office:value-type="float" office:value="0.417282" calcext:value-type="float">
            <text:p>0.417282</text:p>
          </table:table-cell>
          <table:table-cell table:formula="of:=['With noise'.$B61]" office:value-type="float" office:value="1.91742" calcext:value-type="float">
            <text:p>1.91742</text:p>
          </table:table-cell>
          <table:table-cell table:formula="of:=['With noise'.$B73]" office:value-type="float" office:value="63.7028" calcext:value-type="float">
            <text:p>63.70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'With noise'.$B14]" office:value-type="float" office:value="0.0200588" calcext:value-type="float">
            <text:p>0.0200588</text:p>
          </table:table-cell>
          <table:table-cell table:formula="of:=['With noise'.$B26]" office:value-type="float" office:value="0.0535393" calcext:value-type="float">
            <text:p>0.0535393</text:p>
          </table:table-cell>
          <table:table-cell table:formula="of:=['With noise'.$B38]" office:value-type="float" office:value="0.154087" calcext:value-type="float">
            <text:p>0.154087</text:p>
          </table:table-cell>
          <table:table-cell table:formula="of:=['With noise'.$B50]" office:value-type="float" office:value="0.497728" calcext:value-type="float">
            <text:p>0.497728</text:p>
          </table:table-cell>
          <table:table-cell table:formula="of:=['With noise'.$B62]" office:value-type="float" office:value="2.49212" calcext:value-type="float">
            <text:p>2.49212</text:p>
          </table:table-cell>
          <table:table-cell table:formula="of:=['With noise'.$B74]" office:value-type="float" office:value="63.6748" calcext:value-type="float">
            <text:p>63.67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'With noise'.$B15]" office:value-type="float" office:value="0.0209264" calcext:value-type="float">
            <text:p>0.0209264</text:p>
          </table:table-cell>
          <table:table-cell table:formula="of:=['With noise'.$B27]" office:value-type="float" office:value="0.053247" calcext:value-type="float">
            <text:p>0.053247</text:p>
          </table:table-cell>
          <table:table-cell table:formula="of:=['With noise'.$B39]" office:value-type="float" office:value="0.14739" calcext:value-type="float">
            <text:p>0.14739</text:p>
          </table:table-cell>
          <table:table-cell table:formula="of:=['With noise'.$B51]" office:value-type="float" office:value="0.55309" calcext:value-type="float">
            <text:p>0.55309</text:p>
          </table:table-cell>
          <table:table-cell table:formula="of:=['With noise'.$B63]" office:value-type="float" office:value="3.37993" calcext:value-type="float">
            <text:p>3.37993</text:p>
          </table:table-cell>
          <table:table-cell table:formula="of:=['With noise'.$B75]" office:value-type="float" office:value="65.9217" calcext:value-type="float">
            <text:p>65.921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100x100 pixels, pixel sampling 100, ideal without noise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Mag 10</text:p>
          </table:table-cell>
          <table:table-cell office:value-type="string" calcext:value-type="string">
            <text:p>Mag 11</text:p>
          </table:table-cell>
          <table:table-cell office:value-type="string" calcext:value-type="string">
            <text:p>Mag 12</text:p>
          </table:table-cell>
          <table:table-cell office:value-type="string" calcext:value-type="string">
            <text:p>Mag 13</text:p>
          </table:table-cell>
          <table:table-cell office:value-type="string" calcext:value-type="string">
            <text:p>Mag 14</text:p>
          </table:table-cell>
          <table:table-cell office:value-type="string" calcext:value-type="string">
            <text:p>Mag 15</text:p>
          </table:table-cell>
        </table:table-row>
        <table:table-row table:style-name="ro1">
          <table:table-cell table:formula="of:=[Ideal.A6]" office:value-type="float" office:value="10" calcext:value-type="float">
            <text:p>10</text:p>
          </table:table-cell>
          <table:table-cell table:formula="of:=[Ideal.$B6]" office:value-type="float" office:value="0.392384" calcext:value-type="float">
            <text:p>0.392384</text:p>
          </table:table-cell>
          <table:table-cell table:formula="of:=[Ideal.$B18]" office:value-type="float" office:value="0.392736" calcext:value-type="float">
            <text:p>0.392736</text:p>
          </table:table-cell>
          <table:table-cell table:formula="of:=[Ideal.$B30]" office:value-type="float" office:value="0.393414" calcext:value-type="float">
            <text:p>0.393414</text:p>
          </table:table-cell>
          <table:table-cell table:formula="of:=[Ideal.$B42]" office:value-type="float" office:value="0.394679" calcext:value-type="float">
            <text:p>0.394679</text:p>
          </table:table-cell>
          <table:table-cell table:formula="of:=[Ideal.$B54]" office:value-type="float" office:value="0.39753" calcext:value-type="float">
            <text:p>0.39753</text:p>
          </table:table-cell>
          <table:table-cell table:formula="of:=[Ideal.$B66]" office:value-type="float" office:value="0.402516" calcext:value-type="float">
            <text:p>0.402516</text:p>
          </table:table-cell>
        </table:table-row>
        <table:table-row table:style-name="ro1">
          <table:table-cell table:formula="of:=[Ideal.A7]" office:value-type="float" office:value="20" calcext:value-type="float">
            <text:p>20</text:p>
          </table:table-cell>
          <table:table-cell table:formula="of:=[Ideal.$B7]" office:value-type="float" office:value="0.20083" calcext:value-type="float">
            <text:p>0.20083</text:p>
          </table:table-cell>
          <table:table-cell table:formula="of:=[Ideal.$B7]" office:value-type="float" office:value="0.20083" calcext:value-type="float">
            <text:p>0.20083</text:p>
          </table:table-cell>
          <table:table-cell table:formula="of:=[Ideal.$B7]" office:value-type="float" office:value="0.20083" calcext:value-type="float">
            <text:p>0.20083</text:p>
          </table:table-cell>
          <table:table-cell table:formula="of:=[Ideal.$B7]" office:value-type="float" office:value="0.20083" calcext:value-type="float">
            <text:p>0.20083</text:p>
          </table:table-cell>
          <table:table-cell table:formula="of:=[Ideal.$B7]" office:value-type="float" office:value="0.20083" calcext:value-type="float">
            <text:p>0.20083</text:p>
          </table:table-cell>
          <table:table-cell table:formula="of:=[Ideal.$B67]" office:value-type="float" office:value="0.237551" calcext:value-type="float">
            <text:p>0.237551</text:p>
          </table:table-cell>
        </table:table-row>
        <table:table-row table:style-name="ro1">
          <table:table-cell table:formula="of:=[Ideal.A8]" office:value-type="float" office:value="30" calcext:value-type="float">
            <text:p>30</text:p>
          </table:table-cell>
          <table:table-cell table:formula="of:=[Ideal.$B8]" office:value-type="float" office:value="0.0729269" calcext:value-type="float">
            <text:p>0.0729269</text:p>
          </table:table-cell>
          <table:table-cell table:formula="of:=[Ideal.$B8]" office:value-type="float" office:value="0.0729269" calcext:value-type="float">
            <text:p>0.0729269</text:p>
          </table:table-cell>
          <table:table-cell table:formula="of:=[Ideal.$B8]" office:value-type="float" office:value="0.0729269" calcext:value-type="float">
            <text:p>0.0729269</text:p>
          </table:table-cell>
          <table:table-cell table:formula="of:=[Ideal.$B8]" office:value-type="float" office:value="0.0729269" calcext:value-type="float">
            <text:p>0.0729269</text:p>
          </table:table-cell>
          <table:table-cell table:formula="of:=[Ideal.$B8]" office:value-type="float" office:value="0.0729269" calcext:value-type="float">
            <text:p>0.0729269</text:p>
          </table:table-cell>
          <table:table-cell table:formula="of:=[Ideal.$B68]" office:value-type="float" office:value="0.123516" calcext:value-type="float">
            <text:p>0.123516</text:p>
          </table:table-cell>
        </table:table-row>
        <table:table-row table:style-name="ro1">
          <table:table-cell table:formula="of:=[Ideal.A9]" office:value-type="float" office:value="40" calcext:value-type="float">
            <text:p>40</text:p>
          </table:table-cell>
          <table:table-cell table:formula="of:=[Ideal.$B9]" office:value-type="float" office:value="0.0183251" calcext:value-type="float">
            <text:p>0.0183251</text:p>
          </table:table-cell>
          <table:table-cell table:formula="of:=[Ideal.$B9]" office:value-type="float" office:value="0.0183251" calcext:value-type="float">
            <text:p>0.0183251</text:p>
          </table:table-cell>
          <table:table-cell table:formula="of:=[Ideal.$B9]" office:value-type="float" office:value="0.0183251" calcext:value-type="float">
            <text:p>0.0183251</text:p>
          </table:table-cell>
          <table:table-cell table:formula="of:=[Ideal.$B9]" office:value-type="float" office:value="0.0183251" calcext:value-type="float">
            <text:p>0.0183251</text:p>
          </table:table-cell>
          <table:table-cell table:formula="of:=[Ideal.$B9]" office:value-type="float" office:value="0.0183251" calcext:value-type="float">
            <text:p>0.0183251</text:p>
          </table:table-cell>
          <table:table-cell table:formula="of:=[Ideal.$B69]" office:value-type="float" office:value="0.0662199" calcext:value-type="float">
            <text:p>0.0662199</text:p>
          </table:table-cell>
        </table:table-row>
        <table:table-row table:style-name="ro1">
          <table:table-cell table:formula="of:=[Ideal.A10]" office:value-type="float" office:value="50" calcext:value-type="float">
            <text:p>50</text:p>
          </table:table-cell>
          <table:table-cell table:formula="of:=[Ideal.$B10]" office:value-type="float" office:value="0.0033967" calcext:value-type="float">
            <text:p>0.0033967</text:p>
          </table:table-cell>
          <table:table-cell table:formula="of:=[Ideal.$B10]" office:value-type="float" office:value="0.0033967" calcext:value-type="float">
            <text:p>0.0033967</text:p>
          </table:table-cell>
          <table:table-cell table:formula="of:=[Ideal.$B10]" office:value-type="float" office:value="0.0033967" calcext:value-type="float">
            <text:p>0.0033967</text:p>
          </table:table-cell>
          <table:table-cell table:formula="of:=[Ideal.$B10]" office:value-type="float" office:value="0.0033967" calcext:value-type="float">
            <text:p>0.0033967</text:p>
          </table:table-cell>
          <table:table-cell table:formula="of:=[Ideal.$B10]" office:value-type="float" office:value="0.0033967" calcext:value-type="float">
            <text:p>0.0033967</text:p>
          </table:table-cell>
          <table:table-cell table:formula="of:=[Ideal.$B70]" office:value-type="float" office:value="0.0375316" calcext:value-type="float">
            <text:p>0.0375316</text:p>
          </table:table-cell>
        </table:table-row>
        <table:table-row table:style-name="ro1">
          <table:table-cell table:formula="of:=[Ideal.A11]" office:value-type="float" office:value="60" calcext:value-type="float">
            <text:p>60</text:p>
          </table:table-cell>
          <table:table-cell table:formula="of:=[Ideal.$B11]" office:value-type="float" office:value="0.000263672" calcext:value-type="float">
            <text:p>0.000263672</text:p>
          </table:table-cell>
          <table:table-cell table:formula="of:=[Ideal.$B11]" office:value-type="float" office:value="0.000263672" calcext:value-type="float">
            <text:p>0.000263672</text:p>
          </table:table-cell>
          <table:table-cell table:formula="of:=[Ideal.$B11]" office:value-type="float" office:value="0.000263672" calcext:value-type="float">
            <text:p>0.000263672</text:p>
          </table:table-cell>
          <table:table-cell table:formula="of:=[Ideal.$B11]" office:value-type="float" office:value="0.000263672" calcext:value-type="float">
            <text:p>0.000263672</text:p>
          </table:table-cell>
          <table:table-cell table:formula="of:=[Ideal.$B11]" office:value-type="float" office:value="0.000263672" calcext:value-type="float">
            <text:p>0.000263672</text:p>
          </table:table-cell>
          <table:table-cell table:formula="of:=[Ideal.$B71]" office:value-type="float" office:value="0.0477568" calcext:value-type="float">
            <text:p>0.0477568</text:p>
          </table:table-cell>
        </table:table-row>
        <table:table-row table:style-name="ro1">
          <table:table-cell table:formula="of:=[Ideal.A12]" office:value-type="float" office:value="70" calcext:value-type="float">
            <text:p>70</text:p>
          </table:table-cell>
          <table:table-cell table:formula="of:=[Ideal.$B12]" office:value-type="float" office:value="0.000210741" calcext:value-type="float">
            <text:p>0.000210741</text:p>
          </table:table-cell>
          <table:table-cell table:formula="of:=[Ideal.$B12]" office:value-type="float" office:value="0.000210741" calcext:value-type="float">
            <text:p>0.000210741</text:p>
          </table:table-cell>
          <table:table-cell table:formula="of:=[Ideal.$B12]" office:value-type="float" office:value="0.000210741" calcext:value-type="float">
            <text:p>0.000210741</text:p>
          </table:table-cell>
          <table:table-cell table:formula="of:=[Ideal.$B12]" office:value-type="float" office:value="0.000210741" calcext:value-type="float">
            <text:p>0.000210741</text:p>
          </table:table-cell>
          <table:table-cell table:formula="of:=[Ideal.$B12]" office:value-type="float" office:value="0.000210741" calcext:value-type="float">
            <text:p>0.000210741</text:p>
          </table:table-cell>
          <table:table-cell table:formula="of:=[Ideal.$B72]" office:value-type="float" office:value="0.287615" calcext:value-type="float">
            <text:p>0.287615</text:p>
          </table:table-cell>
        </table:table-row>
        <table:table-row table:style-name="ro1">
          <table:table-cell table:formula="of:=[Ideal.A13]" office:value-type="float" office:value="80" calcext:value-type="float">
            <text:p>80</text:p>
          </table:table-cell>
          <table:table-cell table:formula="of:=[Ideal.$B13]" office:value-type="float" office:value="0.000144312" calcext:value-type="float">
            <text:p>0.000144312</text:p>
          </table:table-cell>
          <table:table-cell table:formula="of:=[Ideal.$B13]" office:value-type="float" office:value="0.000144312" calcext:value-type="float">
            <text:p>0.000144312</text:p>
          </table:table-cell>
          <table:table-cell table:formula="of:=[Ideal.$B13]" office:value-type="float" office:value="0.000144312" calcext:value-type="float">
            <text:p>0.000144312</text:p>
          </table:table-cell>
          <table:table-cell table:formula="of:=[Ideal.$B13]" office:value-type="float" office:value="0.000144312" calcext:value-type="float">
            <text:p>0.000144312</text:p>
          </table:table-cell>
          <table:table-cell table:formula="of:=[Ideal.$B13]" office:value-type="float" office:value="0.000144312" calcext:value-type="float">
            <text:p>0.000144312</text:p>
          </table:table-cell>
          <table:table-cell table:formula="of:=[Ideal.$B73]" office:value-type="string" office:string-value="-nan" calcext:value-type="string">
            <text:p>-nan</text:p>
          </table:table-cell>
        </table:table-row>
        <table:table-row table:style-name="ro1">
          <table:table-cell table:formula="of:=[Ideal.A14]" office:value-type="float" office:value="90" calcext:value-type="float">
            <text:p>90</text:p>
          </table:table-cell>
          <table:table-cell table:formula="of:=[Ideal.$B14]" office:value-type="float" office:value="0.000239057" calcext:value-type="float">
            <text:p>0.000239057</text:p>
          </table:table-cell>
          <table:table-cell table:formula="of:=[Ideal.$B14]" office:value-type="float" office:value="0.000239057" calcext:value-type="float">
            <text:p>0.000239057</text:p>
          </table:table-cell>
          <table:table-cell table:formula="of:=[Ideal.$B14]" office:value-type="float" office:value="0.000239057" calcext:value-type="float">
            <text:p>0.000239057</text:p>
          </table:table-cell>
          <table:table-cell table:formula="of:=[Ideal.$B14]" office:value-type="float" office:value="0.000239057" calcext:value-type="float">
            <text:p>0.000239057</text:p>
          </table:table-cell>
          <table:table-cell table:formula="of:=[Ideal.$B14]" office:value-type="float" office:value="0.000239057" calcext:value-type="float">
            <text:p>0.000239057</text:p>
          </table:table-cell>
          <table:table-cell table:formula="of:=[Ideal.$B74]" office:value-type="string" office:string-value="-nan" calcext:value-type="string">
            <text:p>-nan</text:p>
          </table:table-cell>
        </table:table-row>
        <table:table-row table:style-name="ro1">
          <table:table-cell table:formula="of:=[Ideal.A15]" office:value-type="float" office:value="100" calcext:value-type="float">
            <text:p>100</text:p>
          </table:table-cell>
          <table:table-cell table:formula="of:=[Ideal.$B15]" office:value-type="float" office:value="0.000264348" calcext:value-type="float">
            <text:p>0.000264348</text:p>
          </table:table-cell>
          <table:table-cell table:formula="of:=[Ideal.$B15]" office:value-type="float" office:value="0.000264348" calcext:value-type="float">
            <text:p>0.000264348</text:p>
          </table:table-cell>
          <table:table-cell table:formula="of:=[Ideal.$B15]" office:value-type="float" office:value="0.000264348" calcext:value-type="float">
            <text:p>0.000264348</text:p>
          </table:table-cell>
          <table:table-cell table:formula="of:=[Ideal.$B15]" office:value-type="float" office:value="0.000264348" calcext:value-type="float">
            <text:p>0.000264348</text:p>
          </table:table-cell>
          <table:table-cell table:formula="of:=[Ideal.$B15]" office:value-type="float" office:value="0.000264348" calcext:value-type="float">
            <text:p>0.000264348</text:p>
          </table:table-cell>
          <table:table-cell table:formula="of:=[Ideal.$B75]" office:value-type="string" office:string-value="-nan" calcext:value-type="string">
            <text:p>-nan</text:p>
          </table:table-cell>
        </table:table-row>
      </table:table>
      <table:table table:name="With noise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ying sigma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ma in both dimensions</text:p>
          </table:table-cell>
          <table:table-cell office:value-type="string" calcext:value-type="string">
            <text:p><text:s/>Distance</text:p>
          </table:table-cell>
          <table:table-cell office:value-type="string" calcext:value-type="string">
            <text:p><text:s/>x-centre</text:p>
          </table:table-cell>
          <table:table-cell office:value-type="string" calcext:value-type="string">
            <text:p><text:s/>y-centr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gnitude: 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92705" calcext:value-type="float">
            <text:p>0.392705</text:p>
          </table:table-cell>
          <table:table-cell office:value-type="float" office:value="4.49007" calcext:value-type="float">
            <text:p>4.49007</text:p>
          </table:table-cell>
          <table:table-cell office:value-type="float" office:value="4.53528" calcext:value-type="float">
            <text:p>4.535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01576" calcext:value-type="float">
            <text:p>0.201576</text:p>
          </table:table-cell>
          <table:table-cell office:value-type="float" office:value="4.35548" calcext:value-type="float">
            <text:p>4.35548</text:p>
          </table:table-cell>
          <table:table-cell office:value-type="float" office:value="4.6717" calcext:value-type="float">
            <text:p>4.67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752153" calcext:value-type="float">
            <text:p>0.0752153</text:p>
          </table:table-cell>
          <table:table-cell office:value-type="float" office:value="4.26429" calcext:value-type="float">
            <text:p>4.26429</text:p>
          </table:table-cell>
          <table:table-cell office:value-type="float" office:value="4.76096" calcext:value-type="float">
            <text:p>4.760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6436" calcext:value-type="float">
            <text:p>0.0266436</text:p>
          </table:table-cell>
          <table:table-cell office:value-type="float" office:value="4.22664" calcext:value-type="float">
            <text:p>4.22664</text:p>
          </table:table-cell>
          <table:table-cell office:value-type="float" office:value="4.80026" calcext:value-type="float">
            <text:p>4.800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07463" calcext:value-type="float">
            <text:p>0.0207463</text:p>
          </table:table-cell>
          <table:table-cell office:value-type="float" office:value="4.21722" calcext:value-type="float">
            <text:p>4.21722</text:p>
          </table:table-cell>
          <table:table-cell office:value-type="float" office:value="4.81157" calcext:value-type="float">
            <text:p>4.811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01889" calcext:value-type="float">
            <text:p>0.0201889</text:p>
          </table:table-cell>
          <table:table-cell office:value-type="float" office:value="4.21458" calcext:value-type="float">
            <text:p>4.21458</text:p>
          </table:table-cell>
          <table:table-cell office:value-type="float" office:value="4.81397" calcext:value-type="float">
            <text:p>4.8139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00869" calcext:value-type="float">
            <text:p>0.0200869</text:p>
          </table:table-cell>
          <table:table-cell office:value-type="float" office:value="4.21429" calcext:value-type="float">
            <text:p>4.21429</text:p>
          </table:table-cell>
          <table:table-cell office:value-type="float" office:value="4.81411" calcext:value-type="float">
            <text:p>4.814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92781" calcext:value-type="float">
            <text:p>0.0192781</text:p>
          </table:table-cell>
          <table:table-cell office:value-type="float" office:value="4.2141" calcext:value-type="float">
            <text:p>4.2141</text:p>
          </table:table-cell>
          <table:table-cell office:value-type="float" office:value="4.81315" calcext:value-type="float">
            <text:p>4.813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00588" calcext:value-type="float">
            <text:p>0.0200588</text:p>
          </table:table-cell>
          <table:table-cell office:value-type="float" office:value="4.21412" calcext:value-type="float">
            <text:p>4.21412</text:p>
          </table:table-cell>
          <table:table-cell office:value-type="float" office:value="4.81425" calcext:value-type="float">
            <text:p>4.814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09264" calcext:value-type="float">
            <text:p>0.0209264</text:p>
          </table:table-cell>
          <table:table-cell office:value-type="float" office:value="4.21443" calcext:value-type="float">
            <text:p>4.21443</text:p>
          </table:table-cell>
          <table:table-cell office:value-type="float" office:value="4.81516" calcext:value-type="float">
            <text:p>4.8151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gnitude: 1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94959" calcext:value-type="float">
            <text:p>0.394959</text:p>
          </table:table-cell>
          <table:table-cell office:value-type="float" office:value="4.51106" calcext:value-type="float">
            <text:p>4.51106</text:p>
          </table:table-cell>
          <table:table-cell office:value-type="float" office:value="4.55661" calcext:value-type="float">
            <text:p>4.556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06352" calcext:value-type="float">
            <text:p>0.206352</text:p>
          </table:table-cell>
          <table:table-cell office:value-type="float" office:value="4.37603" calcext:value-type="float">
            <text:p>4.37603</text:p>
          </table:table-cell>
          <table:table-cell office:value-type="float" office:value="4.69232" calcext:value-type="float">
            <text:p>4.692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90782" calcext:value-type="float">
            <text:p>0.090782</text:p>
          </table:table-cell>
          <table:table-cell office:value-type="float" office:value="4.28917" calcext:value-type="float">
            <text:p>4.28917</text:p>
          </table:table-cell>
          <table:table-cell office:value-type="float" office:value="4.78295" calcext:value-type="float">
            <text:p>4.782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546746" calcext:value-type="float">
            <text:p>0.0546746</text:p>
          </table:table-cell>
          <table:table-cell office:value-type="float" office:value="4.24962" calcext:value-type="float">
            <text:p>4.24962</text:p>
          </table:table-cell>
          <table:table-cell office:value-type="float" office:value="4.82297" calcext:value-type="float">
            <text:p>4.822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496642" calcext:value-type="float">
            <text:p>0.0496642</text:p>
          </table:table-cell>
          <table:table-cell office:value-type="float" office:value="4.23779" calcext:value-type="float">
            <text:p>4.23779</text:p>
          </table:table-cell>
          <table:table-cell office:value-type="float" office:value="4.83223" calcext:value-type="float">
            <text:p>4.832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498654" calcext:value-type="float">
            <text:p>0.0498654</text:p>
          </table:table-cell>
          <table:table-cell office:value-type="float" office:value="4.23657" calcext:value-type="float">
            <text:p>4.23657</text:p>
          </table:table-cell>
          <table:table-cell office:value-type="float" office:value="4.8339" calcext:value-type="float">
            <text:p>4.83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490431" calcext:value-type="float">
            <text:p>0.0490431</text:p>
          </table:table-cell>
          <table:table-cell office:value-type="float" office:value="4.23494" calcext:value-type="float">
            <text:p>4.23494</text:p>
          </table:table-cell>
          <table:table-cell office:value-type="float" office:value="4.83442" calcext:value-type="float">
            <text:p>4.8344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514336" calcext:value-type="float">
            <text:p>0.0514336</text:p>
          </table:table-cell>
          <table:table-cell office:value-type="float" office:value="4.23619" calcext:value-type="float">
            <text:p>4.23619</text:p>
          </table:table-cell>
          <table:table-cell office:value-type="float" office:value="4.83655" calcext:value-type="float">
            <text:p>4.836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535393" calcext:value-type="float">
            <text:p>0.0535393</text:p>
          </table:table-cell>
          <table:table-cell office:value-type="float" office:value="4.23773" calcext:value-type="float">
            <text:p>4.23773</text:p>
          </table:table-cell>
          <table:table-cell office:value-type="float" office:value="4.83798" calcext:value-type="float">
            <text:p>4.837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53247" calcext:value-type="float">
            <text:p>0.053247</text:p>
          </table:table-cell>
          <table:table-cell office:value-type="float" office:value="4.23861" calcext:value-type="float">
            <text:p>4.23861</text:p>
          </table:table-cell>
          <table:table-cell office:value-type="float" office:value="4.83667" calcext:value-type="float">
            <text:p>4.8366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gnitude: 1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14555" calcext:value-type="float">
            <text:p>0.414555</text:p>
          </table:table-cell>
          <table:table-cell office:value-type="float" office:value="4.56492" calcext:value-type="float">
            <text:p>4.56492</text:p>
          </table:table-cell>
          <table:table-cell office:value-type="float" office:value="4.6033" calcext:value-type="float">
            <text:p>4.60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41915" calcext:value-type="float">
            <text:p>0.241915</text:p>
          </table:table-cell>
          <table:table-cell office:value-type="float" office:value="4.4332" calcext:value-type="float">
            <text:p>4.4332</text:p>
          </table:table-cell>
          <table:table-cell office:value-type="float" office:value="4.73566" calcext:value-type="float">
            <text:p>4.735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49511" calcext:value-type="float">
            <text:p>0.149511</text:p>
          </table:table-cell>
          <table:table-cell office:value-type="float" office:value="4.34527" calcext:value-type="float">
            <text:p>4.34527</text:p>
          </table:table-cell>
          <table:table-cell office:value-type="float" office:value="4.83536" calcext:value-type="float">
            <text:p>4.835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34569" calcext:value-type="float">
            <text:p>0.134569</text:p>
          </table:table-cell>
          <table:table-cell office:value-type="float" office:value="4.30764" calcext:value-type="float">
            <text:p>4.30764</text:p>
          </table:table-cell>
          <table:table-cell office:value-type="float" office:value="4.88076" calcext:value-type="float">
            <text:p>4.880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309" calcext:value-type="float">
            <text:p>0.1309</text:p>
          </table:table-cell>
          <table:table-cell office:value-type="float" office:value="4.29262" calcext:value-type="float">
            <text:p>4.29262</text:p>
          </table:table-cell>
          <table:table-cell office:value-type="float" office:value="4.8925" calcext:value-type="float">
            <text:p>4.89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36459" calcext:value-type="float">
            <text:p>0.136459</text:p>
          </table:table-cell>
          <table:table-cell office:value-type="float" office:value="4.29855" calcext:value-type="float">
            <text:p>4.29855</text:p>
          </table:table-cell>
          <table:table-cell office:value-type="float" office:value="4.89439" calcext:value-type="float">
            <text:p>4.894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28981" calcext:value-type="float">
            <text:p>0.128981</text:p>
          </table:table-cell>
          <table:table-cell office:value-type="float" office:value="4.2913" calcext:value-type="float">
            <text:p>4.2913</text:p>
          </table:table-cell>
          <table:table-cell office:value-type="float" office:value="4.8911" calcext:value-type="float">
            <text:p>4.89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4756" calcext:value-type="float">
            <text:p>0.14756</text:p>
          </table:table-cell>
          <table:table-cell office:value-type="float" office:value="4.30225" calcext:value-type="float">
            <text:p>4.30225</text:p>
          </table:table-cell>
          <table:table-cell office:value-type="float" office:value="4.90639" calcext:value-type="float">
            <text:p>4.906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54087" calcext:value-type="float">
            <text:p>0.154087</text:p>
          </table:table-cell>
          <table:table-cell office:value-type="float" office:value="4.30665" calcext:value-type="float">
            <text:p>4.30665</text:p>
          </table:table-cell>
          <table:table-cell office:value-type="float" office:value="4.91122" calcext:value-type="float">
            <text:p>4.911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4739" calcext:value-type="float">
            <text:p>0.14739</text:p>
          </table:table-cell>
          <table:table-cell office:value-type="float" office:value="4.30542" calcext:value-type="float">
            <text:p>4.30542</text:p>
          </table:table-cell>
          <table:table-cell office:value-type="float" office:value="4.90301" calcext:value-type="float">
            <text:p>4.9030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gnitude: 1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099" calcext:value-type="float">
            <text:p>0.5099</text:p>
          </table:table-cell>
          <table:table-cell office:value-type="float" office:value="4.70653" calcext:value-type="float">
            <text:p>4.70653</text:p>
          </table:table-cell>
          <table:table-cell office:value-type="float" office:value="4.74151" calcext:value-type="float">
            <text:p>4.741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65537" calcext:value-type="float">
            <text:p>0.365537</text:p>
          </table:table-cell>
          <table:table-cell office:value-type="float" office:value="4.55914" calcext:value-type="float">
            <text:p>4.55914</text:p>
          </table:table-cell>
          <table:table-cell office:value-type="float" office:value="4.86809" calcext:value-type="float">
            <text:p>4.868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23397" calcext:value-type="float">
            <text:p>0.323397</text:p>
          </table:table-cell>
          <table:table-cell office:value-type="float" office:value="4.47832" calcext:value-type="float">
            <text:p>4.47832</text:p>
          </table:table-cell>
          <table:table-cell office:value-type="float" office:value="4.9647" calcext:value-type="float">
            <text:p>4.96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35259" calcext:value-type="float">
            <text:p>0.335259</text:p>
          </table:table-cell>
          <table:table-cell office:value-type="float" office:value="4.44799" calcext:value-type="float">
            <text:p>4.44799</text:p>
          </table:table-cell>
          <table:table-cell office:value-type="float" office:value="5.0256" calcext:value-type="float">
            <text:p>5.02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66672" calcext:value-type="float">
            <text:p>0.366672</text:p>
          </table:table-cell>
          <table:table-cell office:value-type="float" office:value="4.46554" calcext:value-type="float">
            <text:p>4.46554</text:p>
          </table:table-cell>
          <table:table-cell office:value-type="float" office:value="5.05286" calcext:value-type="float">
            <text:p>5.0528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87533" calcext:value-type="float">
            <text:p>0.387533</text:p>
          </table:table-cell>
          <table:table-cell office:value-type="float" office:value="4.47286" calcext:value-type="float">
            <text:p>4.47286</text:p>
          </table:table-cell>
          <table:table-cell office:value-type="float" office:value="5.07519" calcext:value-type="float">
            <text:p>5.075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17739" calcext:value-type="float">
            <text:p>0.417739</text:p>
          </table:table-cell>
          <table:table-cell office:value-type="float" office:value="4.49392" calcext:value-type="float">
            <text:p>4.49392</text:p>
          </table:table-cell>
          <table:table-cell office:value-type="float" office:value="5.09684" calcext:value-type="float">
            <text:p>5.0968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17282" calcext:value-type="float">
            <text:p>0.417282</text:p>
          </table:table-cell>
          <table:table-cell office:value-type="float" office:value="4.49484" calcext:value-type="float">
            <text:p>4.49484</text:p>
          </table:table-cell>
          <table:table-cell office:value-type="float" office:value="5.09529" calcext:value-type="float">
            <text:p>5.095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97728" calcext:value-type="float">
            <text:p>0.497728</text:p>
          </table:table-cell>
          <table:table-cell office:value-type="float" office:value="4.55533" calcext:value-type="float">
            <text:p>4.55533</text:p>
          </table:table-cell>
          <table:table-cell office:value-type="float" office:value="5.14853" calcext:value-type="float">
            <text:p>5.148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5309" calcext:value-type="float">
            <text:p>0.55309</text:p>
          </table:table-cell>
          <table:table-cell office:value-type="float" office:value="4.58547" calcext:value-type="float">
            <text:p>4.58547</text:p>
          </table:table-cell>
          <table:table-cell office:value-type="float" office:value="5.19664" calcext:value-type="float">
            <text:p>5.196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gnitude: 1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4564" calcext:value-type="float">
            <text:p>0.84564</text:p>
          </table:table-cell>
          <table:table-cell office:value-type="float" office:value="5.00716" calcext:value-type="float">
            <text:p>5.00716</text:p>
          </table:table-cell>
          <table:table-cell office:value-type="float" office:value="5.0522" calcext:value-type="float">
            <text:p>5.05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58284" calcext:value-type="float">
            <text:p>0.858284</text:p>
          </table:table-cell>
          <table:table-cell office:value-type="float" office:value="4.94157" calcext:value-type="float">
            <text:p>4.94157</text:p>
          </table:table-cell>
          <table:table-cell office:value-type="float" office:value="5.23211" calcext:value-type="float">
            <text:p>5.232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45938" calcext:value-type="float">
            <text:p>0.845938</text:p>
          </table:table-cell>
          <table:table-cell office:value-type="float" office:value="4.86093" calcext:value-type="float">
            <text:p>4.86093</text:p>
          </table:table-cell>
          <table:table-cell office:value-type="float" office:value="5.32799" calcext:value-type="float">
            <text:p>5.327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74319" calcext:value-type="float">
            <text:p>0.974319</text:p>
          </table:table-cell>
          <table:table-cell office:value-type="float" office:value="4.92969" calcext:value-type="float">
            <text:p>4.92969</text:p>
          </table:table-cell>
          <table:table-cell office:value-type="float" office:value="5.44563" calcext:value-type="float">
            <text:p>5.445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2476" calcext:value-type="float">
            <text:p>1.12476</text:p>
          </table:table-cell>
          <table:table-cell office:value-type="float" office:value="5.01266" calcext:value-type="float">
            <text:p>5.01266</text:p>
          </table:table-cell>
          <table:table-cell office:value-type="float" office:value="5.57761" calcext:value-type="float">
            <text:p>5.577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21953" calcext:value-type="float">
            <text:p>1.21953</text:p>
          </table:table-cell>
          <table:table-cell office:value-type="float" office:value="5.06933" calcext:value-type="float">
            <text:p>5.06933</text:p>
          </table:table-cell>
          <table:table-cell office:value-type="float" office:value="5.65529" calcext:value-type="float">
            <text:p>5.655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57693" calcext:value-type="float">
            <text:p>1.57693</text:p>
          </table:table-cell>
          <table:table-cell office:value-type="float" office:value="5.32591" calcext:value-type="float">
            <text:p>5.32591</text:p>
          </table:table-cell>
          <table:table-cell office:value-type="float" office:value="5.9041" calcext:value-type="float">
            <text:p>5.90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91742" calcext:value-type="float">
            <text:p>1.91742</text:p>
          </table:table-cell>
          <table:table-cell office:value-type="float" office:value="5.54531" calcext:value-type="float">
            <text:p>5.54531</text:p>
          </table:table-cell>
          <table:table-cell office:value-type="float" office:value="6.16625" calcext:value-type="float">
            <text:p>6.166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49212" calcext:value-type="float">
            <text:p>2.49212</text:p>
          </table:table-cell>
          <table:table-cell office:value-type="float" office:value="5.96398" calcext:value-type="float">
            <text:p>5.96398</text:p>
          </table:table-cell>
          <table:table-cell office:value-type="float" office:value="6.5604" calcext:value-type="float">
            <text:p>6.56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37993" calcext:value-type="float">
            <text:p>3.37993</text:p>
          </table:table-cell>
          <table:table-cell office:value-type="float" office:value="6.60383" calcext:value-type="float">
            <text:p>6.60383</text:p>
          </table:table-cell>
          <table:table-cell office:value-type="float" office:value="7.17603" calcext:value-type="float">
            <text:p>7.1760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gnitude: 1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95657" calcext:value-type="float">
            <text:p>1.95657</text:p>
          </table:table-cell>
          <table:table-cell office:value-type="float" office:value="5.84708" calcext:value-type="float">
            <text:p>5.84708</text:p>
          </table:table-cell>
          <table:table-cell office:value-type="float" office:value="5.85607" calcext:value-type="float">
            <text:p>5.856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24968" calcext:value-type="float">
            <text:p>2.24968</text:p>
          </table:table-cell>
          <table:table-cell office:value-type="float" office:value="5.96205" calcext:value-type="float">
            <text:p>5.96205</text:p>
          </table:table-cell>
          <table:table-cell office:value-type="float" office:value="6.19866" calcext:value-type="float">
            <text:p>6.198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6798" calcext:value-type="float">
            <text:p>2.6798</text:p>
          </table:table-cell>
          <table:table-cell office:value-type="float" office:value="6.17391" calcext:value-type="float">
            <text:p>6.17391</text:p>
          </table:table-cell>
          <table:table-cell office:value-type="float" office:value="6.61247" calcext:value-type="float">
            <text:p>6.612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22058" calcext:value-type="float">
            <text:p>3.22058</text:p>
          </table:table-cell>
          <table:table-cell office:value-type="float" office:value="6.54585" calcext:value-type="float">
            <text:p>6.54585</text:p>
          </table:table-cell>
          <table:table-cell office:value-type="float" office:value="7.0066" calcext:value-type="float">
            <text:p>7.00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48679" calcext:value-type="float">
            <text:p>4.48679</text:p>
          </table:table-cell>
          <table:table-cell office:value-type="float" office:value="7.4623" calcext:value-type="float">
            <text:p>7.4623</text:p>
          </table:table-cell>
          <table:table-cell office:value-type="float" office:value="7.88036" calcext:value-type="float">
            <text:p>7.880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2379" calcext:value-type="float">
            <text:p>6.2379</text:p>
          </table:table-cell>
          <table:table-cell office:value-type="float" office:value="8.58722" calcext:value-type="float">
            <text:p>8.58722</text:p>
          </table:table-cell>
          <table:table-cell office:value-type="float" office:value="9.23437" calcext:value-type="float">
            <text:p>9.2343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.5462" calcext:value-type="float">
            <text:p>17.5462</text:p>
          </table:table-cell>
          <table:table-cell office:value-type="float" office:value="16.9416" calcext:value-type="float">
            <text:p>16.9416</text:p>
          </table:table-cell>
          <table:table-cell office:value-type="float" office:value="16.8633" calcext:value-type="float">
            <text:p>16.86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.7028" calcext:value-type="float">
            <text:p>63.7028</text:p>
          </table:table-cell>
          <table:table-cell office:value-type="float" office:value="49.8698" calcext:value-type="float">
            <text:p>49.8698</text:p>
          </table:table-cell>
          <table:table-cell office:value-type="float" office:value="49.2107" calcext:value-type="float">
            <text:p>49.21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.6748" calcext:value-type="float">
            <text:p>63.6748</text:p>
          </table:table-cell>
          <table:table-cell office:value-type="float" office:value="49.1065" calcext:value-type="float">
            <text:p>49.1065</text:p>
          </table:table-cell>
          <table:table-cell office:value-type="float" office:value="49.943" calcext:value-type="float">
            <text:p>49.9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5.9217" calcext:value-type="float">
            <text:p>65.9217</text:p>
          </table:table-cell>
          <table:table-cell office:value-type="float" office:value="50.6887" calcext:value-type="float">
            <text:p>50.6887</text:p>
          </table:table-cell>
          <table:table-cell office:value-type="float" office:value="51.5383" calcext:value-type="float">
            <text:p>51.5383</text:p>
          </table:table-cell>
        </table:table-row>
      </table:table>
      <table:table table:name="Ideal" table:style-name="ta1">
        <table:table-column table:style-name="co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ying sigma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ma in both dimensions</text:p>
          </table:table-cell>
          <table:table-cell office:value-type="string" calcext:value-type="string">
            <text:p><text:s/>Distance</text:p>
          </table:table-cell>
          <table:table-cell office:value-type="string" calcext:value-type="string">
            <text:p><text:s/>x-centre</text:p>
          </table:table-cell>
          <table:table-cell office:value-type="string" calcext:value-type="string">
            <text:p><text:s/>y-centr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gnitude: 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92384" calcext:value-type="float">
            <text:p>0.392384</text:p>
          </table:table-cell>
          <table:table-cell office:value-type="float" office:value="4.47746" calcext:value-type="float">
            <text:p>4.47746</text:p>
          </table:table-cell>
          <table:table-cell office:value-type="float" office:value="4.52254" calcext:value-type="float">
            <text:p>4.522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0083" calcext:value-type="float">
            <text:p>0.20083</text:p>
          </table:table-cell>
          <table:table-cell office:value-type="float" office:value="4.34201" calcext:value-type="float">
            <text:p>4.34201</text:p>
          </table:table-cell>
          <table:table-cell office:value-type="float" office:value="4.65799" calcext:value-type="float">
            <text:p>4.657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729269" calcext:value-type="float">
            <text:p>0.0729269</text:p>
          </table:table-cell>
          <table:table-cell office:value-type="float" office:value="4.25156" calcext:value-type="float">
            <text:p>4.25156</text:p>
          </table:table-cell>
          <table:table-cell office:value-type="float" office:value="4.74843" calcext:value-type="float">
            <text:p>4.748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83251" calcext:value-type="float">
            <text:p>0.0183251</text:p>
          </table:table-cell>
          <table:table-cell office:value-type="float" office:value="4.21296" calcext:value-type="float">
            <text:p>4.21296</text:p>
          </table:table-cell>
          <table:table-cell office:value-type="float" office:value="4.78704" calcext:value-type="float">
            <text:p>4.787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33967" calcext:value-type="float">
            <text:p>0.0033967</text:p>
          </table:table-cell>
          <table:table-cell office:value-type="float" office:value="4.2024" calcext:value-type="float">
            <text:p>4.2024</text:p>
          </table:table-cell>
          <table:table-cell office:value-type="float" office:value="4.7976" calcext:value-type="float">
            <text:p>4.797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263672" calcext:value-type="float">
            <text:p>0.000263672</text:p>
          </table:table-cell>
          <table:table-cell office:value-type="float" office:value="4.20019" calcext:value-type="float">
            <text:p>4.20019</text:p>
          </table:table-cell>
          <table:table-cell office:value-type="float" office:value="4.79981" calcext:value-type="float">
            <text:p>4.7998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210741" calcext:value-type="float">
            <text:p>0.000210741</text:p>
          </table:table-cell>
          <table:table-cell office:value-type="float" office:value="4.19985" calcext:value-type="float">
            <text:p>4.19985</text:p>
          </table:table-cell>
          <table:table-cell office:value-type="float" office:value="4.80015" calcext:value-type="float">
            <text:p>4.800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144312" calcext:value-type="float">
            <text:p>0.000144312</text:p>
          </table:table-cell>
          <table:table-cell office:value-type="float" office:value="4.2001" calcext:value-type="float">
            <text:p>4.2001</text:p>
          </table:table-cell>
          <table:table-cell office:value-type="float" office:value="4.7999" calcext:value-type="float">
            <text:p>4.79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239057" calcext:value-type="float">
            <text:p>0.000239057</text:p>
          </table:table-cell>
          <table:table-cell office:value-type="float" office:value="4.20017" calcext:value-type="float">
            <text:p>4.20017</text:p>
          </table:table-cell>
          <table:table-cell office:value-type="float" office:value="4.79983" calcext:value-type="float">
            <text:p>4.799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264348" calcext:value-type="float">
            <text:p>0.000264348</text:p>
          </table:table-cell>
          <table:table-cell office:value-type="float" office:value="4.19981" calcext:value-type="float">
            <text:p>4.19981</text:p>
          </table:table-cell>
          <table:table-cell office:value-type="float" office:value="4.80019" calcext:value-type="float">
            <text:p>4.8001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gnitude: 1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92736" calcext:value-type="float">
            <text:p>0.392736</text:p>
          </table:table-cell>
          <table:table-cell office:value-type="float" office:value="4.4777" calcext:value-type="float">
            <text:p>4.4777</text:p>
          </table:table-cell>
          <table:table-cell office:value-type="float" office:value="4.52229" calcext:value-type="float">
            <text:p>4.522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01909" calcext:value-type="float">
            <text:p>0.201909</text:p>
          </table:table-cell>
          <table:table-cell office:value-type="float" office:value="4.34277" calcext:value-type="float">
            <text:p>4.34277</text:p>
          </table:table-cell>
          <table:table-cell office:value-type="float" office:value="4.65722" calcext:value-type="float">
            <text:p>4.657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736106" calcext:value-type="float">
            <text:p>0.0736106</text:p>
          </table:table-cell>
          <table:table-cell office:value-type="float" office:value="4.25205" calcext:value-type="float">
            <text:p>4.25205</text:p>
          </table:table-cell>
          <table:table-cell office:value-type="float" office:value="4.74794" calcext:value-type="float">
            <text:p>4.747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82267" calcext:value-type="float">
            <text:p>0.0182267</text:p>
          </table:table-cell>
          <table:table-cell office:value-type="float" office:value="4.21289" calcext:value-type="float">
            <text:p>4.21289</text:p>
          </table:table-cell>
          <table:table-cell office:value-type="float" office:value="4.78711" calcext:value-type="float">
            <text:p>4.787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355686" calcext:value-type="float">
            <text:p>0.00355686</text:p>
          </table:table-cell>
          <table:table-cell office:value-type="float" office:value="4.20252" calcext:value-type="float">
            <text:p>4.20252</text:p>
          </table:table-cell>
          <table:table-cell office:value-type="float" office:value="4.79749" calcext:value-type="float">
            <text:p>4.797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848006" calcext:value-type="float">
            <text:p>0.000848006</text:p>
          </table:table-cell>
          <table:table-cell office:value-type="float" office:value="4.2006" calcext:value-type="float">
            <text:p>4.2006</text:p>
          </table:table-cell>
          <table:table-cell office:value-type="float" office:value="4.7994" calcext:value-type="float">
            <text:p>4.799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412703" calcext:value-type="float">
            <text:p>0.000412703</text:p>
          </table:table-cell>
          <table:table-cell office:value-type="float" office:value="4.19971" calcext:value-type="float">
            <text:p>4.19971</text:p>
          </table:table-cell>
          <table:table-cell office:value-type="float" office:value="4.80029" calcext:value-type="float">
            <text:p>4.800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432958" calcext:value-type="float">
            <text:p>0.000432958</text:p>
          </table:table-cell>
          <table:table-cell office:value-type="float" office:value="4.19969" calcext:value-type="float">
            <text:p>4.19969</text:p>
          </table:table-cell>
          <table:table-cell office:value-type="float" office:value="4.8003" calcext:value-type="float">
            <text:p>4.80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408359" calcext:value-type="float">
            <text:p>0.000408359</text:p>
          </table:table-cell>
          <table:table-cell office:value-type="float" office:value="4.20029" calcext:value-type="float">
            <text:p>4.20029</text:p>
          </table:table-cell>
          <table:table-cell office:value-type="float" office:value="4.79972" calcext:value-type="float">
            <text:p>4.799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620402" calcext:value-type="float">
            <text:p>0.000620402</text:p>
          </table:table-cell>
          <table:table-cell office:value-type="float" office:value="4.20044" calcext:value-type="float">
            <text:p>4.20044</text:p>
          </table:table-cell>
          <table:table-cell office:value-type="float" office:value="4.79956" calcext:value-type="float">
            <text:p>4.7995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gnitude: 1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93414" calcext:value-type="float">
            <text:p>0.393414</text:p>
          </table:table-cell>
          <table:table-cell office:value-type="float" office:value="4.47818" calcext:value-type="float">
            <text:p>4.47818</text:p>
          </table:table-cell>
          <table:table-cell office:value-type="float" office:value="4.52181" calcext:value-type="float">
            <text:p>4.521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04202" calcext:value-type="float">
            <text:p>0.204202</text:p>
          </table:table-cell>
          <table:table-cell office:value-type="float" office:value="4.34438" calcext:value-type="float">
            <text:p>4.34438</text:p>
          </table:table-cell>
          <table:table-cell office:value-type="float" office:value="4.6556" calcext:value-type="float">
            <text:p>4.65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755538" calcext:value-type="float">
            <text:p>0.0755538</text:p>
          </table:table-cell>
          <table:table-cell office:value-type="float" office:value="4.25342" calcext:value-type="float">
            <text:p>4.25342</text:p>
          </table:table-cell>
          <table:table-cell office:value-type="float" office:value="4.74657" calcext:value-type="float">
            <text:p>4.746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77627" calcext:value-type="float">
            <text:p>0.0177627</text:p>
          </table:table-cell>
          <table:table-cell office:value-type="float" office:value="4.21257" calcext:value-type="float">
            <text:p>4.21257</text:p>
          </table:table-cell>
          <table:table-cell office:value-type="float" office:value="4.78745" calcext:value-type="float">
            <text:p>4.787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317417" calcext:value-type="float">
            <text:p>0.00317417</text:p>
          </table:table-cell>
          <table:table-cell office:value-type="float" office:value="4.20224" calcext:value-type="float">
            <text:p>4.20224</text:p>
          </table:table-cell>
          <table:table-cell office:value-type="float" office:value="4.79775" calcext:value-type="float">
            <text:p>4.797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187336" calcext:value-type="float">
            <text:p>0.00187336</text:p>
          </table:table-cell>
          <table:table-cell office:value-type="float" office:value="4.20132" calcext:value-type="float">
            <text:p>4.20132</text:p>
          </table:table-cell>
          <table:table-cell office:value-type="float" office:value="4.79867" calcext:value-type="float">
            <text:p>4.798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119397" calcext:value-type="float">
            <text:p>0.00119397</text:p>
          </table:table-cell>
          <table:table-cell office:value-type="float" office:value="4.20085" calcext:value-type="float">
            <text:p>4.20085</text:p>
          </table:table-cell>
          <table:table-cell office:value-type="float" office:value="4.79916" calcext:value-type="float">
            <text:p>4.799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167622" calcext:value-type="float">
            <text:p>0.00167622</text:p>
          </table:table-cell>
          <table:table-cell office:value-type="float" office:value="4.1988" calcext:value-type="float">
            <text:p>4.1988</text:p>
          </table:table-cell>
          <table:table-cell office:value-type="float" office:value="4.80117" calcext:value-type="float">
            <text:p>4.801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166296" calcext:value-type="float">
            <text:p>0.00166296</text:p>
          </table:table-cell>
          <table:table-cell office:value-type="float" office:value="4.19883" calcext:value-type="float">
            <text:p>4.19883</text:p>
          </table:table-cell>
          <table:table-cell office:value-type="float" office:value="4.80118" calcext:value-type="float">
            <text:p>4.801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375294" calcext:value-type="float">
            <text:p>0.000375294</text:p>
          </table:table-cell>
          <table:table-cell office:value-type="float" office:value="4.19974" calcext:value-type="float">
            <text:p>4.19974</text:p>
          </table:table-cell>
          <table:table-cell office:value-type="float" office:value="4.80027" calcext:value-type="float">
            <text:p>4.8002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gnitude: 1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94679" calcext:value-type="float">
            <text:p>0.394679</text:p>
          </table:table-cell>
          <table:table-cell office:value-type="float" office:value="4.47908" calcext:value-type="float">
            <text:p>4.47908</text:p>
          </table:table-cell>
          <table:table-cell office:value-type="float" office:value="4.52092" calcext:value-type="float">
            <text:p>4.520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09044" calcext:value-type="float">
            <text:p>0.209044</text:p>
          </table:table-cell>
          <table:table-cell office:value-type="float" office:value="4.34776" calcext:value-type="float">
            <text:p>4.34776</text:p>
          </table:table-cell>
          <table:table-cell office:value-type="float" office:value="4.65213" calcext:value-type="float">
            <text:p>4.652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806114" calcext:value-type="float">
            <text:p>0.0806114</text:p>
          </table:table-cell>
          <table:table-cell office:value-type="float" office:value="4.25698" calcext:value-type="float">
            <text:p>4.25698</text:p>
          </table:table-cell>
          <table:table-cell office:value-type="float" office:value="4.74297" calcext:value-type="float">
            <text:p>4.742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81178" calcext:value-type="float">
            <text:p>0.0181178</text:p>
          </table:table-cell>
          <table:table-cell office:value-type="float" office:value="4.21282" calcext:value-type="float">
            <text:p>4.21282</text:p>
          </table:table-cell>
          <table:table-cell office:value-type="float" office:value="4.78719" calcext:value-type="float">
            <text:p>4.787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404691" calcext:value-type="float">
            <text:p>0.000404691</text:p>
          </table:table-cell>
          <table:table-cell office:value-type="float" office:value="4.20028" calcext:value-type="float">
            <text:p>4.20028</text:p>
          </table:table-cell>
          <table:table-cell office:value-type="float" office:value="4.79971" calcext:value-type="float">
            <text:p>4.799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138517" calcext:value-type="float">
            <text:p>0.00138517</text:p>
          </table:table-cell>
          <table:table-cell office:value-type="float" office:value="4.20099" calcext:value-type="float">
            <text:p>4.20099</text:p>
          </table:table-cell>
          <table:table-cell office:value-type="float" office:value="4.79903" calcext:value-type="float">
            <text:p>4.799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245639" calcext:value-type="float">
            <text:p>0.00245639</text:p>
          </table:table-cell>
          <table:table-cell office:value-type="float" office:value="4.20175" calcext:value-type="float">
            <text:p>4.20175</text:p>
          </table:table-cell>
          <table:table-cell office:value-type="float" office:value="4.79828" calcext:value-type="float">
            <text:p>4.798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469318" calcext:value-type="float">
            <text:p>0.00469318</text:p>
          </table:table-cell>
          <table:table-cell office:value-type="float" office:value="4.20333" calcext:value-type="float">
            <text:p>4.20333</text:p>
          </table:table-cell>
          <table:table-cell office:value-type="float" office:value="4.7967" calcext:value-type="float">
            <text:p>4.79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522092" calcext:value-type="float">
            <text:p>0.00522092</text:p>
          </table:table-cell>
          <table:table-cell office:value-type="float" office:value="4.20367" calcext:value-type="float">
            <text:p>4.20367</text:p>
          </table:table-cell>
          <table:table-cell office:value-type="float" office:value="4.79629" calcext:value-type="float">
            <text:p>4.796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333938" calcext:value-type="float">
            <text:p>0.00333938</text:p>
          </table:table-cell>
          <table:table-cell office:value-type="float" office:value="4.20236" calcext:value-type="float">
            <text:p>4.20236</text:p>
          </table:table-cell>
          <table:table-cell office:value-type="float" office:value="4.79764" calcext:value-type="float">
            <text:p>4.797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gnitude: 1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9753" calcext:value-type="float">
            <text:p>0.39753</text:p>
          </table:table-cell>
          <table:table-cell office:value-type="float" office:value="4.48105" calcext:value-type="float">
            <text:p>4.48105</text:p>
          </table:table-cell>
          <table:table-cell office:value-type="float" office:value="4.51886" calcext:value-type="float">
            <text:p>4.518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18508" calcext:value-type="float">
            <text:p>0.218508</text:p>
          </table:table-cell>
          <table:table-cell office:value-type="float" office:value="4.35447" calcext:value-type="float">
            <text:p>4.35447</text:p>
          </table:table-cell>
          <table:table-cell office:value-type="float" office:value="4.64545" calcext:value-type="float">
            <text:p>4.645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946566" calcext:value-type="float">
            <text:p>0.0946566</text:p>
          </table:table-cell>
          <table:table-cell office:value-type="float" office:value="4.26682" calcext:value-type="float">
            <text:p>4.26682</text:p>
          </table:table-cell>
          <table:table-cell office:value-type="float" office:value="4.73296" calcext:value-type="float">
            <text:p>4.732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43632" calcext:value-type="float">
            <text:p>0.0243632</text:p>
          </table:table-cell>
          <table:table-cell office:value-type="float" office:value="4.21721" calcext:value-type="float">
            <text:p>4.21721</text:p>
          </table:table-cell>
          <table:table-cell office:value-type="float" office:value="4.78276" calcext:value-type="float">
            <text:p>4.782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279113" calcext:value-type="float">
            <text:p>0.00279113</text:p>
          </table:table-cell>
          <table:table-cell office:value-type="float" office:value="4.19803" calcext:value-type="float">
            <text:p>4.19803</text:p>
          </table:table-cell>
          <table:table-cell office:value-type="float" office:value="4.80197" calcext:value-type="float">
            <text:p>4.8019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25467" calcext:value-type="float">
            <text:p>0.0125467</text:p>
          </table:table-cell>
          <table:table-cell office:value-type="float" office:value="4.19117" calcext:value-type="float">
            <text:p>4.19117</text:p>
          </table:table-cell>
          <table:table-cell office:value-type="float" office:value="4.80891" calcext:value-type="float">
            <text:p>4.8089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64245" calcext:value-type="float">
            <text:p>0.0164245</text:p>
          </table:table-cell>
          <table:table-cell office:value-type="float" office:value="4.18846" calcext:value-type="float">
            <text:p>4.18846</text:p>
          </table:table-cell>
          <table:table-cell office:value-type="float" office:value="4.81169" calcext:value-type="float">
            <text:p>4.811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6371" calcext:value-type="float">
            <text:p>0.0136371</text:p>
          </table:table-cell>
          <table:table-cell office:value-type="float" office:value="4.19039" calcext:value-type="float">
            <text:p>4.19039</text:p>
          </table:table-cell>
          <table:table-cell office:value-type="float" office:value="4.80967" calcext:value-type="float">
            <text:p>4.809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529115" calcext:value-type="float">
            <text:p>0.0529115</text:p>
          </table:table-cell>
          <table:table-cell office:value-type="float" office:value="4.16259" calcext:value-type="float">
            <text:p>4.16259</text:p>
          </table:table-cell>
          <table:table-cell office:value-type="float" office:value="4.83741" calcext:value-type="float">
            <text:p>4.837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501608" calcext:value-type="float">
            <text:p>0.0501608</text:p>
          </table:table-cell>
          <table:table-cell office:value-type="float" office:value="4.16453" calcext:value-type="float">
            <text:p>4.16453</text:p>
          </table:table-cell>
          <table:table-cell office:value-type="float" office:value="4.83547" calcext:value-type="float">
            <text:p>4.8354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gnitude: 1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02516" calcext:value-type="float">
            <text:p>0.402516</text:p>
          </table:table-cell>
          <table:table-cell office:value-type="float" office:value="4.4845" calcext:value-type="float">
            <text:p>4.4845</text:p>
          </table:table-cell>
          <table:table-cell office:value-type="float" office:value="4.51525" calcext:value-type="float">
            <text:p>4.515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37551" calcext:value-type="float">
            <text:p>0.237551</text:p>
          </table:table-cell>
          <table:table-cell office:value-type="float" office:value="4.36783" calcext:value-type="float">
            <text:p>4.36783</text:p>
          </table:table-cell>
          <table:table-cell office:value-type="float" office:value="4.63188" calcext:value-type="float">
            <text:p>4.631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23516" calcext:value-type="float">
            <text:p>0.123516</text:p>
          </table:table-cell>
          <table:table-cell office:value-type="float" office:value="4.28717" calcext:value-type="float">
            <text:p>4.28717</text:p>
          </table:table-cell>
          <table:table-cell office:value-type="float" office:value="4.71249" calcext:value-type="float">
            <text:p>4.712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662199" calcext:value-type="float">
            <text:p>0.0662199</text:p>
          </table:table-cell>
          <table:table-cell office:value-type="float" office:value="4.24655" calcext:value-type="float">
            <text:p>4.24655</text:p>
          </table:table-cell>
          <table:table-cell office:value-type="float" office:value="4.7529" calcext:value-type="float">
            <text:p>4.75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75316" calcext:value-type="float">
            <text:p>0.0375316</text:p>
          </table:table-cell>
          <table:table-cell office:value-type="float" office:value="4.22638" calcext:value-type="float">
            <text:p>4.22638</text:p>
          </table:table-cell>
          <table:table-cell office:value-type="float" office:value="4.77331" calcext:value-type="float">
            <text:p>4.773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477568" calcext:value-type="float">
            <text:p>0.0477568</text:p>
          </table:table-cell>
          <table:table-cell office:value-type="float" office:value="4.23377" calcext:value-type="float">
            <text:p>4.23377</text:p>
          </table:table-cell>
          <table:table-cell office:value-type="float" office:value="4.76623" calcext:value-type="float">
            <text:p>4.766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87615" calcext:value-type="float">
            <text:p>0.287615</text:p>
          </table:table-cell>
          <table:table-cell office:value-type="float" office:value="4.40337" calcext:value-type="float">
            <text:p>4.40337</text:p>
          </table:table-cell>
          <table:table-cell office:value-type="float" office:value="4.59663" calcext:value-type="float">
            <text:p>4.5966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-nan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-na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-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1T15:08:22.153066555</meta:creation-date>
    <dc:date>2017-08-01T19:15:01.671368341</dc:date>
    <meta:editing-duration>PT1H41M57S</meta:editing-duration>
    <meta:editing-cycles>2</meta:editing-cycles>
    <meta:generator>LibreOffice/5.1.6.2$Linux_X86_64 LibreOffice_project/10m0$Build-2</meta:generator>
    <meta:document-statistic meta:table-count="3" meta:cell-count="6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66cm" svg:height="12.492cm" xlink:href=".." xlink:type="simple" chart:class="chart:scatter" chart:style-name="ch1">
        <chart:title svg:x="3.005cm" svg:y="0.385cm" chart:style-name="ch2">
          <text:p>Centroid recovery error with varying sigma and magnitude</text:p>
        </chart:title>
        <chart:subtitle svg:x="3.6cm" svg:y="1.413cm" chart:style-name="ch3">
          <text:p>100x100 pixels, pixel sampling 100, at 273K, with shot noise</text:p>
        </chart:subtitle>
        <chart:legend chart:legend-position="end" svg:x="15.767cm" svg:y="4.702cm" style:legend-expansion="high" chart:style-name="ch4"/>
        <chart:plot-area chart:style-name="ch5" table:cell-range-address="Sheet1.A2:Sheet1.G12" chart:data-source-has-labels="row" svg:x="1.364cm" svg:y="2.345cm" svg:width="14.05cm" svg:height="8.917cm">
          <chartooo:coordinate-region svg:x="2.091cm" svg:y="2.544cm" svg:width="13.044cm" svg:height="8.071cm"/>
          <chart:axis chart:dimension="x" chart:name="primary-x" chart:style-name="ch6">
            <chart:title svg:x="7.869cm" svg:y="11.511cm" chart:style-name="ch7">
              <text:p>Sigma</text:p>
            </chart:title>
          </chart:axis>
          <chart:axis chart:dimension="y" chart:name="primary-y" chart:style-name="ch8">
            <chart:title svg:x="0.451cm" svg:y="7.72cm" chart:style-name="ch9">
              <text:p>Error /pixels</text:p>
            </chart:title>
            <chart:grid chart:style-name="ch10" chart:class="major"/>
          </chart:axis>
          <chart:series chart:style-name="ch11" chart:values-cell-range-address="Sheet1.B3:Sheet1.B12" chart:label-cell-address="Sheet1.B2:Sheet1.B2" chart:class="chart:scatter">
            <chart:domain table:cell-range-address="Sheet1.A3:Sheet1.A12"/>
            <chart:data-point chart:repeated="10"/>
          </chart:series>
          <chart:series chart:style-name="ch12" chart:values-cell-range-address="Sheet1.C3:Sheet1.C12" chart:label-cell-address="Sheet1.C2:Sheet1.C2" chart:class="chart:scatter">
            <chart:data-point chart:repeated="10"/>
          </chart:series>
          <chart:series chart:style-name="ch13" chart:values-cell-range-address="Sheet1.D3:Sheet1.D12" chart:label-cell-address="Sheet1.D2:Sheet1.D2" chart:class="chart:scatter">
            <chart:data-point chart:repeated="10"/>
          </chart:series>
          <chart:series chart:style-name="ch14" chart:values-cell-range-address="Sheet1.E3:Sheet1.E12" chart:label-cell-address="Sheet1.E2:Sheet1.E2" chart:class="chart:scatter">
            <chart:data-point chart:repeated="10"/>
          </chart:series>
          <chart:series chart:style-name="ch15" chart:values-cell-range-address="Sheet1.F3:Sheet1.F12" chart:label-cell-address="Sheet1.F2:Sheet1.F2" chart:class="chart:scatter">
            <chart:data-point chart:repeated="10"/>
          </chart:series>
          <chart:series chart:style-name="ch16" chart:values-cell-range-address="Sheet1.G3:Sheet1.G12" chart:label-cell-address="Sheet1.G2:Sheet1.G2" chart:class="chart:scatter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g 10</text:p>
                <draw:g>
                  <svg:desc>Sheet1.B2:Sheet1.B2</svg:desc>
                </draw:g>
              </table:table-cell>
              <table:table-cell office:value-type="string">
                <text:p>Mag 11</text:p>
                <draw:g>
                  <svg:desc>Sheet1.C2:Sheet1.C2</svg:desc>
                </draw:g>
              </table:table-cell>
              <table:table-cell office:value-type="string">
                <text:p>Mag 12</text:p>
                <draw:g>
                  <svg:desc>Sheet1.D2:Sheet1.D2</svg:desc>
                </draw:g>
              </table:table-cell>
              <table:table-cell office:value-type="string">
                <text:p>Mag 13</text:p>
                <draw:g>
                  <svg:desc>Sheet1.E2:Sheet1.E2</svg:desc>
                </draw:g>
              </table:table-cell>
              <table:table-cell office:value-type="string">
                <text:p>Mag 14</text:p>
                <draw:g>
                  <svg:desc>Sheet1.F2:Sheet1.F2</svg:desc>
                </draw:g>
              </table:table-cell>
              <table:table-cell office:value-type="string">
                <text:p>Mag 15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3:Sheet1.A12</svg:desc>
                </draw:g>
              </table:table-cell>
              <table:table-cell office:value-type="float" office:value="0.392705">
                <text:p>0.392705</text:p>
                <draw:g>
                  <svg:desc>Sheet1.B3:Sheet1.B12</svg:desc>
                </draw:g>
              </table:table-cell>
              <table:table-cell office:value-type="float" office:value="0.394959">
                <text:p>0.394959</text:p>
                <draw:g>
                  <svg:desc>Sheet1.C3:Sheet1.C12</svg:desc>
                </draw:g>
              </table:table-cell>
              <table:table-cell office:value-type="float" office:value="0.414555">
                <text:p>0.414555</text:p>
                <draw:g>
                  <svg:desc>Sheet1.D3:Sheet1.D12</svg:desc>
                </draw:g>
              </table:table-cell>
              <table:table-cell office:value-type="float" office:value="0.5099">
                <text:p>0.5099</text:p>
                <draw:g>
                  <svg:desc>Sheet1.E3:Sheet1.E12</svg:desc>
                </draw:g>
              </table:table-cell>
              <table:table-cell office:value-type="float" office:value="0.84564">
                <text:p>0.84564</text:p>
                <draw:g>
                  <svg:desc>Sheet1.F3:Sheet1.F12</svg:desc>
                </draw:g>
              </table:table-cell>
              <table:table-cell office:value-type="float" office:value="1.95657">
                <text:p>1.95657</text:p>
                <draw:g>
                  <svg:desc>Sheet1.G3:Sheet1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201576">
                <text:p>0.201576</text:p>
              </table:table-cell>
              <table:table-cell office:value-type="float" office:value="0.206352">
                <text:p>0.206352</text:p>
              </table:table-cell>
              <table:table-cell office:value-type="float" office:value="0.241915">
                <text:p>0.241915</text:p>
              </table:table-cell>
              <table:table-cell office:value-type="float" office:value="0.365537">
                <text:p>0.365537</text:p>
              </table:table-cell>
              <table:table-cell office:value-type="float" office:value="0.858284">
                <text:p>0.858284</text:p>
              </table:table-cell>
              <table:table-cell office:value-type="float" office:value="2.24968">
                <text:p>2.249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752153">
                <text:p>0.0752153</text:p>
              </table:table-cell>
              <table:table-cell office:value-type="float" office:value="0.090782">
                <text:p>0.090782</text:p>
              </table:table-cell>
              <table:table-cell office:value-type="float" office:value="0.149511">
                <text:p>0.149511</text:p>
              </table:table-cell>
              <table:table-cell office:value-type="float" office:value="0.323397">
                <text:p>0.323397</text:p>
              </table:table-cell>
              <table:table-cell office:value-type="float" office:value="0.845938">
                <text:p>0.845938</text:p>
              </table:table-cell>
              <table:table-cell office:value-type="float" office:value="2.6798">
                <text:p>2.67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266436">
                <text:p>0.0266436</text:p>
              </table:table-cell>
              <table:table-cell office:value-type="float" office:value="0.0546746">
                <text:p>0.0546746</text:p>
              </table:table-cell>
              <table:table-cell office:value-type="float" office:value="0.134569">
                <text:p>0.134569</text:p>
              </table:table-cell>
              <table:table-cell office:value-type="float" office:value="0.335259">
                <text:p>0.335259</text:p>
              </table:table-cell>
              <table:table-cell office:value-type="float" office:value="0.974319">
                <text:p>0.974319</text:p>
              </table:table-cell>
              <table:table-cell office:value-type="float" office:value="3.22058">
                <text:p>3.220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207463">
                <text:p>0.0207463</text:p>
              </table:table-cell>
              <table:table-cell office:value-type="float" office:value="0.0496642">
                <text:p>0.0496642</text:p>
              </table:table-cell>
              <table:table-cell office:value-type="float" office:value="0.1309">
                <text:p>0.1309</text:p>
              </table:table-cell>
              <table:table-cell office:value-type="float" office:value="0.366672">
                <text:p>0.366672</text:p>
              </table:table-cell>
              <table:table-cell office:value-type="float" office:value="1.12476">
                <text:p>1.12476</text:p>
              </table:table-cell>
              <table:table-cell office:value-type="float" office:value="4.48679">
                <text:p>4.486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201889">
                <text:p>0.0201889</text:p>
              </table:table-cell>
              <table:table-cell office:value-type="float" office:value="0.0498654">
                <text:p>0.0498654</text:p>
              </table:table-cell>
              <table:table-cell office:value-type="float" office:value="0.136459">
                <text:p>0.136459</text:p>
              </table:table-cell>
              <table:table-cell office:value-type="float" office:value="0.387533">
                <text:p>0.387533</text:p>
              </table:table-cell>
              <table:table-cell office:value-type="float" office:value="1.21953">
                <text:p>1.21953</text:p>
              </table:table-cell>
              <table:table-cell office:value-type="float" office:value="6.2379">
                <text:p>6.23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200869">
                <text:p>0.0200869</text:p>
              </table:table-cell>
              <table:table-cell office:value-type="float" office:value="0.0490431">
                <text:p>0.0490431</text:p>
              </table:table-cell>
              <table:table-cell office:value-type="float" office:value="0.128981">
                <text:p>0.128981</text:p>
              </table:table-cell>
              <table:table-cell office:value-type="float" office:value="0.417739">
                <text:p>0.417739</text:p>
              </table:table-cell>
              <table:table-cell office:value-type="float" office:value="1.57693">
                <text:p>1.57693</text:p>
              </table:table-cell>
              <table:table-cell office:value-type="float" office:value="17.5462">
                <text:p>17.54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192781">
                <text:p>0.0192781</text:p>
              </table:table-cell>
              <table:table-cell office:value-type="float" office:value="0.0514336">
                <text:p>0.0514336</text:p>
              </table:table-cell>
              <table:table-cell office:value-type="float" office:value="0.14756">
                <text:p>0.14756</text:p>
              </table:table-cell>
              <table:table-cell office:value-type="float" office:value="0.417282">
                <text:p>0.417282</text:p>
              </table:table-cell>
              <table:table-cell office:value-type="float" office:value="1.91742">
                <text:p>1.91742</text:p>
              </table:table-cell>
              <table:table-cell office:value-type="float" office:value="63.7028">
                <text:p>63.7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200588">
                <text:p>0.0200588</text:p>
              </table:table-cell>
              <table:table-cell office:value-type="float" office:value="0.0535393">
                <text:p>0.0535393</text:p>
              </table:table-cell>
              <table:table-cell office:value-type="float" office:value="0.154087">
                <text:p>0.154087</text:p>
              </table:table-cell>
              <table:table-cell office:value-type="float" office:value="0.497728">
                <text:p>0.497728</text:p>
              </table:table-cell>
              <table:table-cell office:value-type="float" office:value="2.49212">
                <text:p>2.49212</text:p>
              </table:table-cell>
              <table:table-cell office:value-type="float" office:value="63.6748">
                <text:p>63.67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0209264">
                <text:p>0.0209264</text:p>
              </table:table-cell>
              <table:table-cell office:value-type="float" office:value="0.053247">
                <text:p>0.053247</text:p>
              </table:table-cell>
              <table:table-cell office:value-type="float" office:value="0.14739">
                <text:p>0.14739</text:p>
              </table:table-cell>
              <table:table-cell office:value-type="float" office:value="0.55309">
                <text:p>0.55309</text:p>
              </table:table-cell>
              <table:table-cell office:value-type="float" office:value="3.37993">
                <text:p>3.37993</text:p>
              </table:table-cell>
              <table:table-cell office:value-type="float" office:value="65.9217">
                <text:p>65.92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54cm" svg:height="12.511cm" xlink:href=".." xlink:type="simple" chart:class="chart:scatter" chart:style-name="ch1">
        <chart:title svg:x="2.945cm" svg:y="0.386cm" chart:style-name="ch2">
          <text:p>Centroid recovery error with varying sigma and magnitude</text:p>
        </chart:title>
        <chart:subtitle svg:x="4.017cm" svg:y="1.415cm" chart:style-name="ch3">
          <text:p>100x100 pixels, pixel sampling 100, ideal with no noise</text:p>
        </chart:subtitle>
        <chart:legend chart:legend-position="end" svg:x="15.647cm" svg:y="4.711cm" style:legend-expansion="high" chart:style-name="ch4"/>
        <chart:plot-area chart:style-name="ch5" table:cell-range-address="Sheet1.A15:Sheet1.G25" chart:data-source-has-labels="row" svg:x="1.361cm" svg:y="2.348cm" svg:width="13.936cm" svg:height="8.932cm">
          <chartooo:coordinate-region svg:x="2.273cm" svg:y="2.547cm" svg:width="12.744cm" svg:height="8.086cm"/>
          <chart:axis chart:dimension="x" chart:name="primary-x" chart:style-name="ch6">
            <chart:title svg:x="7.809cm" svg:y="11.53cm" chart:style-name="ch7">
              <text:p>Sigma</text:p>
            </chart:title>
          </chart:axis>
          <chart:axis chart:dimension="y" chart:name="primary-y" chart:style-name="ch6">
            <chart:title svg:x="0.451cm" svg:y="7.731cm" chart:style-name="ch8">
              <text:p>Error /pixels</text:p>
            </chart:title>
            <chart:grid chart:style-name="ch9" chart:class="major"/>
          </chart:axis>
          <chart:series chart:style-name="ch10" chart:values-cell-range-address="Sheet1.B16:Sheet1.B25" chart:label-cell-address="Sheet1.B15:Sheet1.B15" chart:class="chart:scatter">
            <chart:domain table:cell-range-address="Sheet1.A16:Sheet1.A25"/>
            <chart:data-point chart:repeated="10"/>
          </chart:series>
          <chart:series chart:style-name="ch11" chart:values-cell-range-address="Sheet1.C16:Sheet1.C25" chart:label-cell-address="Sheet1.C15:Sheet1.C15" chart:class="chart:scatter">
            <chart:data-point chart:repeated="10"/>
          </chart:series>
          <chart:series chart:style-name="ch12" chart:values-cell-range-address="Sheet1.D16:Sheet1.D25" chart:label-cell-address="Sheet1.D15:Sheet1.D15" chart:class="chart:scatter">
            <chart:data-point chart:repeated="10"/>
          </chart:series>
          <chart:series chart:style-name="ch13" chart:values-cell-range-address="Sheet1.E16:Sheet1.E25" chart:label-cell-address="Sheet1.E15:Sheet1.E15" chart:class="chart:scatter">
            <chart:data-point chart:repeated="10"/>
          </chart:series>
          <chart:series chart:style-name="ch14" chart:values-cell-range-address="Sheet1.F16:Sheet1.F25" chart:label-cell-address="Sheet1.F15:Sheet1.F15" chart:class="chart:scatter">
            <chart:data-point chart:repeated="10"/>
          </chart:series>
          <chart:series chart:style-name="ch15" chart:values-cell-range-address="Sheet1.G16:Sheet1.G25" chart:label-cell-address="Sheet1.G15:Sheet1.G15" chart:class="chart:scatte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g 10</text:p>
                <draw:g>
                  <svg:desc>Sheet1.B15:Sheet1.B15</svg:desc>
                </draw:g>
              </table:table-cell>
              <table:table-cell office:value-type="string">
                <text:p>Mag 11</text:p>
                <draw:g>
                  <svg:desc>Sheet1.C15:Sheet1.C15</svg:desc>
                </draw:g>
              </table:table-cell>
              <table:table-cell office:value-type="string">
                <text:p>Mag 12</text:p>
                <draw:g>
                  <svg:desc>Sheet1.D15:Sheet1.D15</svg:desc>
                </draw:g>
              </table:table-cell>
              <table:table-cell office:value-type="string">
                <text:p>Mag 13</text:p>
                <draw:g>
                  <svg:desc>Sheet1.E15:Sheet1.E15</svg:desc>
                </draw:g>
              </table:table-cell>
              <table:table-cell office:value-type="string">
                <text:p>Mag 14</text:p>
                <draw:g>
                  <svg:desc>Sheet1.F15:Sheet1.F15</svg:desc>
                </draw:g>
              </table:table-cell>
              <table:table-cell office:value-type="string">
                <text:p>Mag 15</text:p>
                <draw:g>
                  <svg:desc>Sheet1.G15:Sheet1.G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6:Sheet1.A25</svg:desc>
                </draw:g>
              </table:table-cell>
              <table:table-cell office:value-type="float" office:value="0.392384">
                <text:p>0.392384</text:p>
                <draw:g>
                  <svg:desc>Sheet1.B16:Sheet1.B25</svg:desc>
                </draw:g>
              </table:table-cell>
              <table:table-cell office:value-type="float" office:value="0.392736">
                <text:p>0.392736</text:p>
                <draw:g>
                  <svg:desc>Sheet1.C16:Sheet1.C25</svg:desc>
                </draw:g>
              </table:table-cell>
              <table:table-cell office:value-type="float" office:value="0.393414">
                <text:p>0.393414</text:p>
                <draw:g>
                  <svg:desc>Sheet1.D16:Sheet1.D25</svg:desc>
                </draw:g>
              </table:table-cell>
              <table:table-cell office:value-type="float" office:value="0.394679">
                <text:p>0.394679</text:p>
                <draw:g>
                  <svg:desc>Sheet1.E16:Sheet1.E25</svg:desc>
                </draw:g>
              </table:table-cell>
              <table:table-cell office:value-type="float" office:value="0.39753">
                <text:p>0.39753</text:p>
                <draw:g>
                  <svg:desc>Sheet1.F16:Sheet1.F25</svg:desc>
                </draw:g>
              </table:table-cell>
              <table:table-cell office:value-type="float" office:value="0.402516">
                <text:p>0.402516</text:p>
                <draw:g>
                  <svg:desc>Sheet1.G16:Sheet1.G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20083">
                <text:p>0.20083</text:p>
              </table:table-cell>
              <table:table-cell office:value-type="float" office:value="0.20083">
                <text:p>0.20083</text:p>
              </table:table-cell>
              <table:table-cell office:value-type="float" office:value="0.20083">
                <text:p>0.20083</text:p>
              </table:table-cell>
              <table:table-cell office:value-type="float" office:value="0.20083">
                <text:p>0.20083</text:p>
              </table:table-cell>
              <table:table-cell office:value-type="float" office:value="0.20083">
                <text:p>0.20083</text:p>
              </table:table-cell>
              <table:table-cell office:value-type="float" office:value="0.237551">
                <text:p>0.2375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729269">
                <text:p>0.0729269</text:p>
              </table:table-cell>
              <table:table-cell office:value-type="float" office:value="0.0729269">
                <text:p>0.0729269</text:p>
              </table:table-cell>
              <table:table-cell office:value-type="float" office:value="0.0729269">
                <text:p>0.0729269</text:p>
              </table:table-cell>
              <table:table-cell office:value-type="float" office:value="0.0729269">
                <text:p>0.0729269</text:p>
              </table:table-cell>
              <table:table-cell office:value-type="float" office:value="0.0729269">
                <text:p>0.0729269</text:p>
              </table:table-cell>
              <table:table-cell office:value-type="float" office:value="0.123516">
                <text:p>0.1235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183251">
                <text:p>0.0183251</text:p>
              </table:table-cell>
              <table:table-cell office:value-type="float" office:value="0.0183251">
                <text:p>0.0183251</text:p>
              </table:table-cell>
              <table:table-cell office:value-type="float" office:value="0.0183251">
                <text:p>0.0183251</text:p>
              </table:table-cell>
              <table:table-cell office:value-type="float" office:value="0.0183251">
                <text:p>0.0183251</text:p>
              </table:table-cell>
              <table:table-cell office:value-type="float" office:value="0.0183251">
                <text:p>0.0183251</text:p>
              </table:table-cell>
              <table:table-cell office:value-type="float" office:value="0.0662199">
                <text:p>0.06621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033967">
                <text:p>0.0033967</text:p>
              </table:table-cell>
              <table:table-cell office:value-type="float" office:value="0.0033967">
                <text:p>0.0033967</text:p>
              </table:table-cell>
              <table:table-cell office:value-type="float" office:value="0.0033967">
                <text:p>0.0033967</text:p>
              </table:table-cell>
              <table:table-cell office:value-type="float" office:value="0.0033967">
                <text:p>0.0033967</text:p>
              </table:table-cell>
              <table:table-cell office:value-type="float" office:value="0.0033967">
                <text:p>0.0033967</text:p>
              </table:table-cell>
              <table:table-cell office:value-type="float" office:value="0.0375316">
                <text:p>0.03753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00263672">
                <text:p>0.000263672</text:p>
              </table:table-cell>
              <table:table-cell office:value-type="float" office:value="0.000263672">
                <text:p>0.000263672</text:p>
              </table:table-cell>
              <table:table-cell office:value-type="float" office:value="0.000263672">
                <text:p>0.000263672</text:p>
              </table:table-cell>
              <table:table-cell office:value-type="float" office:value="0.000263672">
                <text:p>0.000263672</text:p>
              </table:table-cell>
              <table:table-cell office:value-type="float" office:value="0.000263672">
                <text:p>0.000263672</text:p>
              </table:table-cell>
              <table:table-cell office:value-type="float" office:value="0.0477568">
                <text:p>0.04775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00210741">
                <text:p>0.000210741</text:p>
              </table:table-cell>
              <table:table-cell office:value-type="float" office:value="0.000210741">
                <text:p>0.000210741</text:p>
              </table:table-cell>
              <table:table-cell office:value-type="float" office:value="0.000210741">
                <text:p>0.000210741</text:p>
              </table:table-cell>
              <table:table-cell office:value-type="float" office:value="0.000210741">
                <text:p>0.000210741</text:p>
              </table:table-cell>
              <table:table-cell office:value-type="float" office:value="0.000210741">
                <text:p>0.000210741</text:p>
              </table:table-cell>
              <table:table-cell office:value-type="float" office:value="0.287615">
                <text:p>0.2876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00144312">
                <text:p>0.000144312</text:p>
              </table:table-cell>
              <table:table-cell office:value-type="float" office:value="0.000144312">
                <text:p>0.000144312</text:p>
              </table:table-cell>
              <table:table-cell office:value-type="float" office:value="0.000144312">
                <text:p>0.000144312</text:p>
              </table:table-cell>
              <table:table-cell office:value-type="float" office:value="0.000144312">
                <text:p>0.000144312</text:p>
              </table:table-cell>
              <table:table-cell office:value-type="float" office:value="0.000144312">
                <text:p>0.000144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0239057">
                <text:p>0.000239057</text:p>
              </table:table-cell>
              <table:table-cell office:value-type="float" office:value="0.000239057">
                <text:p>0.000239057</text:p>
              </table:table-cell>
              <table:table-cell office:value-type="float" office:value="0.000239057">
                <text:p>0.000239057</text:p>
              </table:table-cell>
              <table:table-cell office:value-type="float" office:value="0.000239057">
                <text:p>0.000239057</text:p>
              </table:table-cell>
              <table:table-cell office:value-type="float" office:value="0.000239057">
                <text:p>0.000239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000264348">
                <text:p>0.000264348</text:p>
              </table:table-cell>
              <table:table-cell office:value-type="float" office:value="0.000264348">
                <text:p>0.000264348</text:p>
              </table:table-cell>
              <table:table-cell office:value-type="float" office:value="0.000264348">
                <text:p>0.000264348</text:p>
              </table:table-cell>
              <table:table-cell office:value-type="float" office:value="0.000264348">
                <text:p>0.000264348</text:p>
              </table:table-cell>
              <table:table-cell office:value-type="float" office:value="0.000264348">
                <text:p>0.00026434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